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andonedTrace.init( AbandonedTrace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andonedTrace.AbandonedTrace( AbandonedTrac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andonedTrace.removeTrace( AbandonedTrace 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andonedTrace.Abandoned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andonedTrace.AbandonedTrace( Abandoned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andonedTrace.clear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andonedTrace.setLastUsed( long 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andonedTrace.setLastU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andonedTrace.getLastU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andonedTrace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andonedTrace.printStackTra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andonedTrace.addTrace( AbandonedTrace 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andonedTrace.setStackTra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andonedTrace.get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